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1ed93f" officeooo:paragraph-rsid="001ed93f"/>
    </style:style>
    <style:style style:name="P3" style:family="paragraph" style:parent-style-name="Standard">
      <style:paragraph-properties fo:text-align="start" style:justify-single-word="false"/>
      <style:text-properties officeooo:rsid="0026c51a" officeooo:paragraph-rsid="0026c51a"/>
    </style:style>
    <style:style style:name="P4" style:family="paragraph" style:parent-style-name="Standard">
      <style:paragraph-properties fo:text-align="start" style:justify-single-word="false"/>
      <style:text-properties officeooo:rsid="0027852a" officeooo:paragraph-rsid="0027852a"/>
    </style:style>
    <style:style style:name="T1" style:family="text">
      <style:text-properties fo:font-size="16pt" style:font-size-asian="16pt" style:font-size-complex="16pt"/>
    </style:style>
    <style:style style:name="T2" style:family="text">
      <style:text-properties fo:font-size="16pt" officeooo:rsid="001ed93f" style:font-size-asian="16pt" style:font-size-complex="16pt"/>
    </style:style>
    <style:style style:name="T3" style:family="text">
      <style:text-properties fo:font-weight="normal" style:font-weight-asian="normal" style:font-weight-complex="normal"/>
    </style:style>
    <style:style style:name="T4" style:family="text">
      <style:text-properties fo:font-weight="normal" officeooo:rsid="0022de5a" style:font-weight-asian="normal" style:font-weight-complex="normal"/>
    </style:style>
    <style:style style:name="T5" style:family="text">
      <style:text-properties fo:font-weight="normal" officeooo:rsid="0027852a" style:font-weight-asian="normal" style:font-weight-complex="normal"/>
    </style:style>
    <style:style style:name="T6" style:family="text">
      <style:text-properties fo:font-weight="normal" officeooo:rsid="0027c814"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15"/><text:span text:style-name="T1"><text:s/></text:span><text:span text:style-name="T2">Report</text:span></text:p>
      <text:p text:style-name="P1"/>
      <text:p text:style-name="P1"/>
      <text:p text:style-name="P2">Student: Dimitris Dinis </text:p>
      <text:p text:style-name="P2">Students ID: 51876736</text:p>
      <text:p text:style-name="P2"/>
      <text:p text:style-name="P3"><text:span text:style-name="T4">M</text:span><text:span text:style-name="T3">y website is about Pokemons( I think its pretty obvious). You can order any pokemon from generations 1 and 2. The highchart is made from the values of pokemons from the csv file. In the profile tab you can fill in your address and credit card credentials ( which only you can view, unless you are an admin and if u are admin then you can only see the last 4 digits from someone’s credit card </text:span><text:span text:style-name="T5">for obvious reasons</text:span><text:span text:style-name="T3">). If you have them filled up then you can order pokemons via buy a pokemon tab. You don’t have to enter your credentials one more time since i’ve linked the tables such that they will be filled up for you. I’ve also added an admin control panel (/admin) where you can see any modifications done to any table recently. I tried making my own version of pokemon GO map ( don’t trust the location of the actual pokemons they are not really there) and the attributes of each pokemon you see ( also the regions) are basically API calls from the pokeAPI website </text:span><text:span text:style-name="T5">(see the /map view)</text:span><text:span text:style-name="T3">. You might have to press twice the map tab sometimes it just doesn’t open from the first attempt. In the orders you can see only your orders. Also you can view addresses and credit_cards by typing /addresses or /credit_cards however I made it in such a way that you can only see </text:span><text:span text:style-name="T6">yours</text:span><text:span text:style-name="T3">. </text:span><text:span text:style-name="T5">Almost all tables are linked and i’ve also added features such as routing errors, some css(and some cool gifs:) ). The design of the whole app can be seen through the git log file. Also the tests can be seen as passed by typing rspec.</text:span></text:p>
      <text:p text:style-name="P3"><text:span text:style-name="T5"/></text:p>
      <text:p text:style-name="P4"><text:span text:style-name="T5">H</text:span><text:span text:style-name="T3">eroku link: https://intense-wave-82928.herokuapp.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0:07:37.672278929</meta:creation-date>
    <dc:date>2019-12-13T18:09:45.534559228</dc:date>
    <meta:editing-duration>PT22M49S</meta:editing-duration>
    <meta:editing-cycles>5</meta:editing-cycles>
    <meta:generator>LibreOffice/6.0.7.3$Linux_X86_64 LibreOffice_project/00m0$Build-3</meta:generator>
    <meta:document-statistic meta:table-count="0" meta:image-count="0" meta:object-count="0" meta:page-count="1" meta:paragraph-count="5" meta:word-count="294" meta:character-count="1634" meta:non-whitespace-character-count="1323"/>
  </office:meta>
</office:document-meta>
</file>